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45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1.19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1.77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>
      <style:table-cell-properties fo:background-color="#ffff66"/>
      <style:text-properties fo:color="#000000" fo:font-weight="bold"/>
    </style:style>
    <style:style style:name="ce3" style:family="table-cell" style:parent-style-name="Default">
      <style:table-cell-properties fo:background-color="#ffffcc"/>
      <style:text-properties fo:font-style="italic"/>
    </style:style>
    <style:style style:name="ce4" style:family="table-cell" style:parent-style-name="Default">
      <style:text-properties fo:font-size="8pt" fo:font-style="normal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9999ff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ext-properties fo:font-weight="bold"/>
    </style:style>
    <style:style style:name="ce11" style:family="table-cell" style:parent-style-name="Default" style:data-style-name="N41">
      <style:table-cell-properties fo:background-color="#ffffff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 style:data-style-name="N41">
      <style:table-cell-properties fo:background-color="#ffffff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ffffff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 style:data-style-name="N41">
      <style:table-cell-properties fo:background-color="#cccccc"/>
    </style:style>
    <style:style style:name="ce15" style:family="table-cell" style:parent-style-name="Default">
      <style:table-cell-properties fo:background-color="#ffffcc"/>
      <style:text-properties fo:font-weight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1" table:number-columns-repeated="3" table:default-cell-style-name="ce6"/>
        <table:table-column table:style-name="co4" table:default-cell-style-name="ce6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8" table:default-cell-style-name="ce8"/>
        <table:table-row table:style-name="ro1">
          <table:table-cell table:style-name="ce1" office:value-type="string">
            <text:p>Heures Supplementaires ELECTION</text:p>
          </table:table-cell>
          <table:table-cell table:style-name="Default" table:number-columns-repeated="3"/>
          <table:table-cell table:style-name="ce10" office:value-type="string">
            <text:p>PARAMETRES </text:p>
          </table:table-cell>
          <table:table-cell table:style-name="Default" table:number-columns-repeated="4"/>
          <table:table-cell table:style-name="Default" office:value-type="string">
            <text:p>Date 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>
            <text:p>Election du :</text:p>
          </table:table-cell>
          <table:table-cell table:style-name="ce7" table:number-columns-repeated="3"/>
          <table:table-cell table:style-name="Default" office:value-type="string">
            <text:p>Heure de nuit avant</text:p>
          </table:table-cell>
          <table:table-cell table:style-name="Default" table:number-columns-repeated="2"/>
          <table:table-cell table:style-name="ce14" office:value-type="time" office:time-value="PT07H30M00S">
            <text:p>07:30:00</text:p>
          </table:table-cell>
          <table:table-cell table:style-name="Default" table:number-columns-repeated="4"/>
        </table:table-row>
        <table:table-row table:style-name="ro2">
          <table:table-cell table:style-name="Default" office:value-type="string">
            <text:p>Ville de <text:s text:c="5"/>:</text:p>
          </table:table-cell>
          <table:table-cell table:style-name="ce7" table:number-columns-repeated="3"/>
          <table:table-cell table:style-name="Default" office:value-type="string">
            <text:p>Heure de nuit apres</text:p>
          </table:table-cell>
          <table:table-cell table:style-name="Default" table:number-columns-repeated="2"/>
          <table:table-cell table:style-name="ce14" office:value-type="time" office:time-value="PT23H00M00S">
            <text:p>23:00:00</text:p>
          </table:table-cell>
          <table:table-cell table:style-name="Default" table:number-columns-repeated="4"/>
        </table:table-row>
        <table:table-row table:style-name="ro2" table:number-rows-repeated="2">
          <table:table-cell table:style-name="Default" table:number-columns-repeated="12"/>
        </table:table-row>
        <table:table-row table:style-name="ro2">
          <table:table-cell table:style-name="Default" table:number-columns-repeated="11"/>
          <table:table-cell table:style-name="ce6"/>
        </table:table-row>
        <table:table-row table:style-name="ro2">
          <table:table-cell table:style-name="Default" table:number-columns-repeated="12"/>
        </table:table-row>
        <table:table-row table:style-name="ro2">
          <table:table-cell table:style-name="ce2" office:value-type="string">
            <text:p>Matricule</text:p>
          </table:table-cell>
          <table:table-cell table:style-name="ce2" office:value-type="string">
            <text:p>Nom</text:p>
          </table:table-cell>
          <table:table-cell table:style-name="ce2" office:value-type="string">
            <text:p>Poste</text:p>
          </table:table-cell>
          <table:table-cell table:style-name="ce2" office:value-type="string">
            <text:p>Periode</text:p>
          </table:table-cell>
          <table:table-cell table:style-name="ce2" office:value-type="string">
            <text:p>Depart</text:p>
          </table:table-cell>
          <table:table-cell table:style-name="ce2" office:value-type="string">
            <text:p>Arrivee</text:p>
          </table:table-cell>
          <table:table-cell table:style-name="ce2" office:value-type="string">
            <text:p>Rec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HN Matin</text:p>
          </table:table-cell>
          <table:table-cell table:style-name="ce2" office:value-type="string">
            <text:p>HN soir </text:p>
          </table:table-cell>
          <table:table-cell table:style-name="ce2" office:value-type="string">
            <text:p><text:s/>H. NUIT</text:p>
          </table:table-cell>
          <table:table-cell table:style-name="ce2" office:value-type="string">
            <text:p>H JOUR</text:p>
          </table:table-cell>
        </table:table-row>
        <table:table-row table:style-name="ro2">
          <table:table-cell table:style-name="ce3" office:value-type="string">
            <text:p>TOTAL des heures pour l election </text:p>
          </table:table-cell>
          <table:table-cell table:style-name="ce8" table:number-columns-repeated="6"/>
          <table:table-cell table:style-name="ce15" table:formula="oooc:=SUM([.H10:.H100])" office:value-type="float" office:value="0">
            <text:p>0</text:p>
          </table:table-cell>
          <table:table-cell table:formula="oooc:=SUM([.I10:.I100])" office:value-type="float" office:value="0">
            <text:p>0</text:p>
          </table:table-cell>
          <table:table-cell table:formula="oooc:=SUM([.J10:.J100])" office:value-type="float" office:value="0">
            <text:p>0</text:p>
          </table:table-cell>
          <table:table-cell table:style-name="ce15" table:formula="oooc:=SUM([.K10:.K100])" office:value-type="float" office:value="0">
            <text:p>0</text:p>
          </table:table-cell>
          <table:table-cell table:style-name="ce15" table:formula="oooc:=SUM([.L10:.L100])" office:value-type="float" office:value="0">
            <text:p>0</text:p>
          </table:table-cell>
        </table:table-row>
        <table:table-row table:style-name="ro2">
          <table:table-cell table:style-name="ce4" office:value-type="string">
            <text:p>Inserer ici en A10 le resultat de la requete scrutin_heure.reqmo</text:p>
          </table:table-cell>
          <table:table-cell table:style-name="ce9" table:number-columns-repeated="3"/>
          <table:table-cell table:number-columns-repeated="2" table:style-name="ce11"/>
          <table:table-cell table:style-name="ce11"/>
          <table:table-cell table:formula="oooc:=[.F10]-[.E10]" office:value-type="float" office:value="0">
            <text:p>0</text:p>
          </table:table-cell>
          <table:table-cell table:formula="oooc:=IF([.E10]=0;0;IF([.$H$2]-[.E10]&gt;0;[.$H$2]-[.E10];0))" office:value-type="float" office:value="0">
            <text:p>0</text:p>
          </table:table-cell>
          <table:table-cell table:formula="oooc:=IF([.F10]=0;0;IF([.F10]-[.$H$3]&gt;0;[.F10]-[.$H$3];0))" office:value-type="float" office:value="0">
            <text:p>0</text:p>
          </table:table-cell>
          <table:table-cell table:formula="oooc:=[.J10]+[.I10]" office:value-type="float" office:value="0">
            <text:p>0</text:p>
          </table:table-cell>
          <table:table-cell table:formula="oooc:=[.H10]-[.K10]" office:value-type="float" office:value="0">
            <text:p>0</text:p>
          </table:table-cell>
        </table:table-row>
        <table:table-row table:style-name="ro2">
          <table:table-cell table:style-name="ce4" office:value-type="string">
            <text:p>Attention le tableau ne comprend que 100 lignes </text:p>
          </table:table-cell>
          <table:table-cell table:style-name="ce9" table:number-columns-repeated="3"/>
          <table:table-cell table:number-columns-repeated="2" table:style-name="ce12"/>
          <table:table-cell table:style-name="ce13"/>
          <table:table-cell table:formula="oooc:=[.F11]-[.E11]" office:value-type="float" office:value="0">
            <text:p>0</text:p>
          </table:table-cell>
          <table:table-cell table:formula="oooc:=IF([.E11]=0;0;IF([.$H$2]-[.E11]&gt;0;[.$H$2]-[.E11];0))" office:value-type="float" office:value="0">
            <text:p>0</text:p>
          </table:table-cell>
          <table:table-cell table:formula="oooc:=IF([.F11]=0;0;IF([.F11]-[.$H$3]&gt;0;[.F11]-[.$H$3];0))" office:value-type="float" office:value="0">
            <text:p>0</text:p>
          </table:table-cell>
          <table:table-cell table:formula="oooc:=[.J11]+[.I11]" office:value-type="float" office:value="0">
            <text:p>0</text:p>
          </table:table-cell>
          <table:table-cell table:formula="oooc:=[.H11]-[.K11]" office:value-type="float" office:value="0">
            <text:p>0</text:p>
          </table:table-cell>
        </table:table-row>
        <table:table-row table:style-name="ro2">
          <table:table-cell table:style-name="ce5"/>
          <table:table-cell table:style-name="ce9" table:number-columns-repeated="3"/>
          <table:table-cell table:number-columns-repeated="2" table:style-name="ce13"/>
          <table:table-cell table:style-name="ce13"/>
          <table:table-cell table:formula="oooc:=[.F12]-[.E12]" office:value-type="float" office:value="0">
            <text:p>0</text:p>
          </table:table-cell>
          <table:table-cell table:formula="oooc:=IF([.E12]=0;0;IF([.$H$2]-[.E12]&gt;0;[.$H$2]-[.E12];0))" office:value-type="float" office:value="0">
            <text:p>0</text:p>
          </table:table-cell>
          <table:table-cell table:formula="oooc:=IF([.F12]=0;0;IF([.F12]-[.$H$3]&gt;0;[.F12]-[.$H$3];0))" office:value-type="float" office:value="0">
            <text:p>0</text:p>
          </table:table-cell>
          <table:table-cell table:formula="oooc:=[.J12]+[.I12]" office:value-type="float" office:value="0">
            <text:p>0</text:p>
          </table:table-cell>
          <table:table-cell table:formula="oooc:=[.H12]-[.K12]" office:value-type="float" office:value="0">
            <text:p>0</text:p>
          </table:table-cell>
        </table:table-row>
        <table:table-row table:style-name="ro2">
          <table:table-cell table:style-name="ce5"/>
          <table:table-cell table:style-name="ce9" table:number-columns-repeated="3"/>
          <table:table-cell table:number-columns-repeated="2" table:style-name="ce11"/>
          <table:table-cell table:style-name="ce11"/>
          <table:table-cell table:formula="oooc:=[.F13]-[.E13]" office:value-type="float" office:value="0">
            <text:p>0</text:p>
          </table:table-cell>
          <table:table-cell table:formula="oooc:=IF([.E13]=0;0;IF([.$H$2]-[.E13]&gt;0;[.$H$2]-[.E13];0))" office:value-type="float" office:value="0">
            <text:p>0</text:p>
          </table:table-cell>
          <table:table-cell table:formula="oooc:=IF([.F13]=0;0;IF([.F13]-[.$H$3]&gt;0;[.F13]-[.$H$3];0))" office:value-type="float" office:value="0">
            <text:p>0</text:p>
          </table:table-cell>
          <table:table-cell table:formula="oooc:=[.J13]+[.I13]" office:value-type="float" office:value="0">
            <text:p>0</text:p>
          </table:table-cell>
          <table:table-cell table:formula="oooc:=[.H13]-[.K13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14]-[.E14]" office:value-type="float" office:value="0">
            <text:p>0</text:p>
          </table:table-cell>
          <table:table-cell table:formula="oooc:=IF([.E14]=0;0;IF([.$H$2]-[.E14]&gt;0;[.$H$2]-[.E14];0))" office:value-type="float" office:value="0">
            <text:p>0</text:p>
          </table:table-cell>
          <table:table-cell table:formula="oooc:=IF([.F14]=0;0;IF([.F14]-[.$H$3]&gt;0;[.F14]-[.$H$3];0))" office:value-type="float" office:value="0">
            <text:p>0</text:p>
          </table:table-cell>
          <table:table-cell table:formula="oooc:=[.J14]+[.I14]" office:value-type="float" office:value="0">
            <text:p>0</text:p>
          </table:table-cell>
          <table:table-cell table:formula="oooc:=[.H14]-[.K14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15]-[.E15]" office:value-type="float" office:value="0">
            <text:p>0</text:p>
          </table:table-cell>
          <table:table-cell table:formula="oooc:=IF([.E15]=0;0;IF([.$H$2]-[.E15]&gt;0;[.$H$2]-[.E15];0))" office:value-type="float" office:value="0">
            <text:p>0</text:p>
          </table:table-cell>
          <table:table-cell table:formula="oooc:=IF([.F15]=0;0;IF([.F15]-[.$H$3]&gt;0;[.F15]-[.$H$3];0))" office:value-type="float" office:value="0">
            <text:p>0</text:p>
          </table:table-cell>
          <table:table-cell table:formula="oooc:=[.J15]+[.I15]" office:value-type="float" office:value="0">
            <text:p>0</text:p>
          </table:table-cell>
          <table:table-cell table:formula="oooc:=[.H15]-[.K15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16]-[.E16]" office:value-type="float" office:value="0">
            <text:p>0</text:p>
          </table:table-cell>
          <table:table-cell table:formula="oooc:=IF([.E16]=0;0;IF([.$H$2]-[.E16]&gt;0;[.$H$2]-[.E16];0))" office:value-type="float" office:value="0">
            <text:p>0</text:p>
          </table:table-cell>
          <table:table-cell table:formula="oooc:=IF([.F16]=0;0;IF([.F16]-[.$H$3]&gt;0;[.F16]-[.$H$3];0))" office:value-type="float" office:value="0">
            <text:p>0</text:p>
          </table:table-cell>
          <table:table-cell table:formula="oooc:=[.J16]+[.I16]" office:value-type="float" office:value="0">
            <text:p>0</text:p>
          </table:table-cell>
          <table:table-cell table:formula="oooc:=[.H16]-[.K16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17]-[.E17]" office:value-type="float" office:value="0">
            <text:p>0</text:p>
          </table:table-cell>
          <table:table-cell table:formula="oooc:=IF([.E17]=0;0;IF([.$H$2]-[.E17]&gt;0;[.$H$2]-[.E17];0))" office:value-type="float" office:value="0">
            <text:p>0</text:p>
          </table:table-cell>
          <table:table-cell table:formula="oooc:=IF([.F17]=0;0;IF([.F17]-[.$H$3]&gt;0;[.F17]-[.$H$3];0))" office:value-type="float" office:value="0">
            <text:p>0</text:p>
          </table:table-cell>
          <table:table-cell table:formula="oooc:=[.J17]+[.I17]" office:value-type="float" office:value="0">
            <text:p>0</text:p>
          </table:table-cell>
          <table:table-cell table:formula="oooc:=[.H17]-[.K17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18]-[.E18]" office:value-type="float" office:value="0">
            <text:p>0</text:p>
          </table:table-cell>
          <table:table-cell table:formula="oooc:=IF([.E18]=0;0;IF([.$H$2]-[.E18]&gt;0;[.$H$2]-[.E18];0))" office:value-type="float" office:value="0">
            <text:p>0</text:p>
          </table:table-cell>
          <table:table-cell table:formula="oooc:=IF([.F18]=0;0;IF([.F18]-[.$H$3]&gt;0;[.F18]-[.$H$3];0))" office:value-type="float" office:value="0">
            <text:p>0</text:p>
          </table:table-cell>
          <table:table-cell table:formula="oooc:=[.J18]+[.I18]" office:value-type="float" office:value="0">
            <text:p>0</text:p>
          </table:table-cell>
          <table:table-cell table:formula="oooc:=[.H18]-[.K18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19]-[.E19]" office:value-type="float" office:value="0">
            <text:p>0</text:p>
          </table:table-cell>
          <table:table-cell table:formula="oooc:=IF([.E19]=0;0;IF([.$H$2]-[.E19]&gt;0;[.$H$2]-[.E19];0))" office:value-type="float" office:value="0">
            <text:p>0</text:p>
          </table:table-cell>
          <table:table-cell table:formula="oooc:=IF([.F19]=0;0;IF([.F19]-[.$H$3]&gt;0;[.F19]-[.$H$3];0))" office:value-type="float" office:value="0">
            <text:p>0</text:p>
          </table:table-cell>
          <table:table-cell table:formula="oooc:=[.J19]+[.I19]" office:value-type="float" office:value="0">
            <text:p>0</text:p>
          </table:table-cell>
          <table:table-cell table:formula="oooc:=[.H19]-[.K19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20]-[.E20]" office:value-type="float" office:value="0">
            <text:p>0</text:p>
          </table:table-cell>
          <table:table-cell table:formula="oooc:=IF([.E20]=0;0;IF([.$H$2]-[.E20]&gt;0;[.$H$2]-[.E20];0))" office:value-type="float" office:value="0">
            <text:p>0</text:p>
          </table:table-cell>
          <table:table-cell table:formula="oooc:=IF([.F20]=0;0;IF([.F20]-[.$H$3]&gt;0;[.F20]-[.$H$3];0))" office:value-type="float" office:value="0">
            <text:p>0</text:p>
          </table:table-cell>
          <table:table-cell table:formula="oooc:=[.J20]+[.I20]" office:value-type="float" office:value="0">
            <text:p>0</text:p>
          </table:table-cell>
          <table:table-cell table:formula="oooc:=[.H20]-[.K20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21]-[.E21]" office:value-type="float" office:value="0">
            <text:p>0</text:p>
          </table:table-cell>
          <table:table-cell table:formula="oooc:=IF([.E21]=0;0;IF([.$H$2]-[.E21]&gt;0;[.$H$2]-[.E21];0))" office:value-type="float" office:value="0">
            <text:p>0</text:p>
          </table:table-cell>
          <table:table-cell table:formula="oooc:=IF([.F21]=0;0;IF([.F21]-[.$H$3]&gt;0;[.F21]-[.$H$3];0))" office:value-type="float" office:value="0">
            <text:p>0</text:p>
          </table:table-cell>
          <table:table-cell table:formula="oooc:=[.J21]+[.I21]" office:value-type="float" office:value="0">
            <text:p>0</text:p>
          </table:table-cell>
          <table:table-cell table:formula="oooc:=[.H21]-[.K21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22]-[.E22]" office:value-type="float" office:value="0">
            <text:p>0</text:p>
          </table:table-cell>
          <table:table-cell table:formula="oooc:=IF([.E22]=0;0;IF([.$H$2]-[.E22]&gt;0;[.$H$2]-[.E22];0))" office:value-type="float" office:value="0">
            <text:p>0</text:p>
          </table:table-cell>
          <table:table-cell table:formula="oooc:=IF([.F22]=0;0;IF([.F22]-[.$H$3]&gt;0;[.F22]-[.$H$3];0))" office:value-type="float" office:value="0">
            <text:p>0</text:p>
          </table:table-cell>
          <table:table-cell table:formula="oooc:=[.J22]+[.I22]" office:value-type="float" office:value="0">
            <text:p>0</text:p>
          </table:table-cell>
          <table:table-cell table:formula="oooc:=[.H22]-[.K22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23]-[.E23]" office:value-type="float" office:value="0">
            <text:p>0</text:p>
          </table:table-cell>
          <table:table-cell table:formula="oooc:=IF([.E23]=0;0;IF([.$H$2]-[.E23]&gt;0;[.$H$2]-[.E23];0))" office:value-type="float" office:value="0">
            <text:p>0</text:p>
          </table:table-cell>
          <table:table-cell table:formula="oooc:=IF([.F23]=0;0;IF([.F23]-[.$H$3]&gt;0;[.F23]-[.$H$3];0))" office:value-type="float" office:value="0">
            <text:p>0</text:p>
          </table:table-cell>
          <table:table-cell table:formula="oooc:=[.J23]+[.I23]" office:value-type="float" office:value="0">
            <text:p>0</text:p>
          </table:table-cell>
          <table:table-cell table:formula="oooc:=[.H23]-[.K23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24]-[.E24]" office:value-type="float" office:value="0">
            <text:p>0</text:p>
          </table:table-cell>
          <table:table-cell table:formula="oooc:=IF([.E24]=0;0;IF([.$H$2]-[.E24]&gt;0;[.$H$2]-[.E24];0))" office:value-type="float" office:value="0">
            <text:p>0</text:p>
          </table:table-cell>
          <table:table-cell table:formula="oooc:=IF([.F24]=0;0;IF([.F24]-[.$H$3]&gt;0;[.F24]-[.$H$3];0))" office:value-type="float" office:value="0">
            <text:p>0</text:p>
          </table:table-cell>
          <table:table-cell table:formula="oooc:=[.J24]+[.I24]" office:value-type="float" office:value="0">
            <text:p>0</text:p>
          </table:table-cell>
          <table:table-cell table:formula="oooc:=[.H24]-[.K24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25]-[.E25]" office:value-type="float" office:value="0">
            <text:p>0</text:p>
          </table:table-cell>
          <table:table-cell table:formula="oooc:=IF([.E25]=0;0;IF([.$H$2]-[.E25]&gt;0;[.$H$2]-[.E25];0))" office:value-type="float" office:value="0">
            <text:p>0</text:p>
          </table:table-cell>
          <table:table-cell table:formula="oooc:=IF([.F25]=0;0;IF([.F25]-[.$H$3]&gt;0;[.F25]-[.$H$3];0))" office:value-type="float" office:value="0">
            <text:p>0</text:p>
          </table:table-cell>
          <table:table-cell table:formula="oooc:=[.J25]+[.I25]" office:value-type="float" office:value="0">
            <text:p>0</text:p>
          </table:table-cell>
          <table:table-cell table:formula="oooc:=[.H25]-[.K25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26]-[.E26]" office:value-type="float" office:value="0">
            <text:p>0</text:p>
          </table:table-cell>
          <table:table-cell table:formula="oooc:=IF([.E26]=0;0;IF([.$H$2]-[.E26]&gt;0;[.$H$2]-[.E26];0))" office:value-type="float" office:value="0">
            <text:p>0</text:p>
          </table:table-cell>
          <table:table-cell table:formula="oooc:=IF([.F26]=0;0;IF([.F26]-[.$H$3]&gt;0;[.F26]-[.$H$3];0))" office:value-type="float" office:value="0">
            <text:p>0</text:p>
          </table:table-cell>
          <table:table-cell table:formula="oooc:=[.J26]+[.I26]" office:value-type="float" office:value="0">
            <text:p>0</text:p>
          </table:table-cell>
          <table:table-cell table:formula="oooc:=[.H26]-[.K26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27]-[.E27]" office:value-type="float" office:value="0">
            <text:p>0</text:p>
          </table:table-cell>
          <table:table-cell table:formula="oooc:=IF([.E27]=0;0;IF([.$H$2]-[.E27]&gt;0;[.$H$2]-[.E27];0))" office:value-type="float" office:value="0">
            <text:p>0</text:p>
          </table:table-cell>
          <table:table-cell table:formula="oooc:=IF([.F27]=0;0;IF([.F27]-[.$H$3]&gt;0;[.F27]-[.$H$3];0))" office:value-type="float" office:value="0">
            <text:p>0</text:p>
          </table:table-cell>
          <table:table-cell table:formula="oooc:=[.J27]+[.I27]" office:value-type="float" office:value="0">
            <text:p>0</text:p>
          </table:table-cell>
          <table:table-cell table:formula="oooc:=[.H27]-[.K27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28]-[.E28]" office:value-type="float" office:value="0">
            <text:p>0</text:p>
          </table:table-cell>
          <table:table-cell table:formula="oooc:=IF([.E28]=0;0;IF([.$H$2]-[.E28]&gt;0;[.$H$2]-[.E28];0))" office:value-type="float" office:value="0">
            <text:p>0</text:p>
          </table:table-cell>
          <table:table-cell table:formula="oooc:=IF([.F28]=0;0;IF([.F28]-[.$H$3]&gt;0;[.F28]-[.$H$3];0))" office:value-type="float" office:value="0">
            <text:p>0</text:p>
          </table:table-cell>
          <table:table-cell table:formula="oooc:=[.J28]+[.I28]" office:value-type="float" office:value="0">
            <text:p>0</text:p>
          </table:table-cell>
          <table:table-cell table:formula="oooc:=[.H28]-[.K28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29]-[.E29]" office:value-type="float" office:value="0">
            <text:p>0</text:p>
          </table:table-cell>
          <table:table-cell table:formula="oooc:=IF([.E29]=0;0;IF([.$H$2]-[.E29]&gt;0;[.$H$2]-[.E29];0))" office:value-type="float" office:value="0">
            <text:p>0</text:p>
          </table:table-cell>
          <table:table-cell table:formula="oooc:=IF([.F29]=0;0;IF([.F29]-[.$H$3]&gt;0;[.F29]-[.$H$3];0))" office:value-type="float" office:value="0">
            <text:p>0</text:p>
          </table:table-cell>
          <table:table-cell table:formula="oooc:=[.J29]+[.I29]" office:value-type="float" office:value="0">
            <text:p>0</text:p>
          </table:table-cell>
          <table:table-cell table:formula="oooc:=[.H29]-[.K29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30]-[.E30]" office:value-type="float" office:value="0">
            <text:p>0</text:p>
          </table:table-cell>
          <table:table-cell table:formula="oooc:=IF([.E30]=0;0;IF([.$H$2]-[.E30]&gt;0;[.$H$2]-[.E30];0))" office:value-type="float" office:value="0">
            <text:p>0</text:p>
          </table:table-cell>
          <table:table-cell table:formula="oooc:=IF([.F30]=0;0;IF([.F30]-[.$H$3]&gt;0;[.F30]-[.$H$3];0))" office:value-type="float" office:value="0">
            <text:p>0</text:p>
          </table:table-cell>
          <table:table-cell table:formula="oooc:=[.J30]+[.I30]" office:value-type="float" office:value="0">
            <text:p>0</text:p>
          </table:table-cell>
          <table:table-cell table:formula="oooc:=[.H30]-[.K30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31]-[.E31]" office:value-type="float" office:value="0">
            <text:p>0</text:p>
          </table:table-cell>
          <table:table-cell table:formula="oooc:=IF([.E31]=0;0;IF([.$H$2]-[.E31]&gt;0;[.$H$2]-[.E31];0))" office:value-type="float" office:value="0">
            <text:p>0</text:p>
          </table:table-cell>
          <table:table-cell table:formula="oooc:=IF([.F31]=0;0;IF([.F31]-[.$H$3]&gt;0;[.F31]-[.$H$3];0))" office:value-type="float" office:value="0">
            <text:p>0</text:p>
          </table:table-cell>
          <table:table-cell table:formula="oooc:=[.J31]+[.I31]" office:value-type="float" office:value="0">
            <text:p>0</text:p>
          </table:table-cell>
          <table:table-cell table:formula="oooc:=[.H31]-[.K31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32]-[.E32]" office:value-type="float" office:value="0">
            <text:p>0</text:p>
          </table:table-cell>
          <table:table-cell table:formula="oooc:=IF([.E32]=0;0;IF([.$H$2]-[.E32]&gt;0;[.$H$2]-[.E32];0))" office:value-type="float" office:value="0">
            <text:p>0</text:p>
          </table:table-cell>
          <table:table-cell table:formula="oooc:=IF([.F32]=0;0;IF([.F32]-[.$H$3]&gt;0;[.F32]-[.$H$3];0))" office:value-type="float" office:value="0">
            <text:p>0</text:p>
          </table:table-cell>
          <table:table-cell table:formula="oooc:=[.J32]+[.I32]" office:value-type="float" office:value="0">
            <text:p>0</text:p>
          </table:table-cell>
          <table:table-cell table:formula="oooc:=[.H32]-[.K32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33]-[.E33]" office:value-type="float" office:value="0">
            <text:p>0</text:p>
          </table:table-cell>
          <table:table-cell table:formula="oooc:=IF([.E33]=0;0;IF([.$H$2]-[.E33]&gt;0;[.$H$2]-[.E33];0))" office:value-type="float" office:value="0">
            <text:p>0</text:p>
          </table:table-cell>
          <table:table-cell table:formula="oooc:=IF([.F33]=0;0;IF([.F33]-[.$H$3]&gt;0;[.F33]-[.$H$3];0))" office:value-type="float" office:value="0">
            <text:p>0</text:p>
          </table:table-cell>
          <table:table-cell table:formula="oooc:=[.J33]+[.I33]" office:value-type="float" office:value="0">
            <text:p>0</text:p>
          </table:table-cell>
          <table:table-cell table:formula="oooc:=[.H33]-[.K33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34]-[.E34]" office:value-type="float" office:value="0">
            <text:p>0</text:p>
          </table:table-cell>
          <table:table-cell table:formula="oooc:=IF([.E34]=0;0;IF([.$H$2]-[.E34]&gt;0;[.$H$2]-[.E34];0))" office:value-type="float" office:value="0">
            <text:p>0</text:p>
          </table:table-cell>
          <table:table-cell table:formula="oooc:=IF([.F34]=0;0;IF([.F34]-[.$H$3]&gt;0;[.F34]-[.$H$3];0))" office:value-type="float" office:value="0">
            <text:p>0</text:p>
          </table:table-cell>
          <table:table-cell table:formula="oooc:=[.J34]+[.I34]" office:value-type="float" office:value="0">
            <text:p>0</text:p>
          </table:table-cell>
          <table:table-cell table:formula="oooc:=[.H34]-[.K34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35]-[.E35]" office:value-type="float" office:value="0">
            <text:p>0</text:p>
          </table:table-cell>
          <table:table-cell table:formula="oooc:=IF([.E35]=0;0;IF([.$H$2]-[.E35]&gt;0;[.$H$2]-[.E35];0))" office:value-type="float" office:value="0">
            <text:p>0</text:p>
          </table:table-cell>
          <table:table-cell table:formula="oooc:=IF([.F35]=0;0;IF([.F35]-[.$H$3]&gt;0;[.F35]-[.$H$3];0))" office:value-type="float" office:value="0">
            <text:p>0</text:p>
          </table:table-cell>
          <table:table-cell table:formula="oooc:=[.J35]+[.I35]" office:value-type="float" office:value="0">
            <text:p>0</text:p>
          </table:table-cell>
          <table:table-cell table:formula="oooc:=[.H35]-[.K35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36]-[.E36]" office:value-type="float" office:value="0">
            <text:p>0</text:p>
          </table:table-cell>
          <table:table-cell table:formula="oooc:=IF([.E36]=0;0;IF([.$H$2]-[.E36]&gt;0;[.$H$2]-[.E36];0))" office:value-type="float" office:value="0">
            <text:p>0</text:p>
          </table:table-cell>
          <table:table-cell table:formula="oooc:=IF([.F36]=0;0;IF([.F36]-[.$H$3]&gt;0;[.F36]-[.$H$3];0))" office:value-type="float" office:value="0">
            <text:p>0</text:p>
          </table:table-cell>
          <table:table-cell table:formula="oooc:=[.J36]+[.I36]" office:value-type="float" office:value="0">
            <text:p>0</text:p>
          </table:table-cell>
          <table:table-cell table:formula="oooc:=[.H36]-[.K36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37]-[.E37]" office:value-type="float" office:value="0">
            <text:p>0</text:p>
          </table:table-cell>
          <table:table-cell table:formula="oooc:=IF([.E37]=0;0;IF([.$H$2]-[.E37]&gt;0;[.$H$2]-[.E37];0))" office:value-type="float" office:value="0">
            <text:p>0</text:p>
          </table:table-cell>
          <table:table-cell table:formula="oooc:=IF([.F37]=0;0;IF([.F37]-[.$H$3]&gt;0;[.F37]-[.$H$3];0))" office:value-type="float" office:value="0">
            <text:p>0</text:p>
          </table:table-cell>
          <table:table-cell table:formula="oooc:=[.J37]+[.I37]" office:value-type="float" office:value="0">
            <text:p>0</text:p>
          </table:table-cell>
          <table:table-cell table:formula="oooc:=[.H37]-[.K37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38]-[.E38]" office:value-type="float" office:value="0">
            <text:p>0</text:p>
          </table:table-cell>
          <table:table-cell table:formula="oooc:=IF([.E38]=0;0;IF([.$H$2]-[.E38]&gt;0;[.$H$2]-[.E38];0))" office:value-type="float" office:value="0">
            <text:p>0</text:p>
          </table:table-cell>
          <table:table-cell table:formula="oooc:=IF([.F38]=0;0;IF([.F38]-[.$H$3]&gt;0;[.F38]-[.$H$3];0))" office:value-type="float" office:value="0">
            <text:p>0</text:p>
          </table:table-cell>
          <table:table-cell table:formula="oooc:=[.J38]+[.I38]" office:value-type="float" office:value="0">
            <text:p>0</text:p>
          </table:table-cell>
          <table:table-cell table:formula="oooc:=[.H38]-[.K38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39]-[.E39]" office:value-type="float" office:value="0">
            <text:p>0</text:p>
          </table:table-cell>
          <table:table-cell table:formula="oooc:=IF([.E39]=0;0;IF([.$H$2]-[.E39]&gt;0;[.$H$2]-[.E39];0))" office:value-type="float" office:value="0">
            <text:p>0</text:p>
          </table:table-cell>
          <table:table-cell table:formula="oooc:=IF([.F39]=0;0;IF([.F39]-[.$H$3]&gt;0;[.F39]-[.$H$3];0))" office:value-type="float" office:value="0">
            <text:p>0</text:p>
          </table:table-cell>
          <table:table-cell table:formula="oooc:=[.J39]+[.I39]" office:value-type="float" office:value="0">
            <text:p>0</text:p>
          </table:table-cell>
          <table:table-cell table:formula="oooc:=[.H39]-[.K39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40]-[.E40]" office:value-type="float" office:value="0">
            <text:p>0</text:p>
          </table:table-cell>
          <table:table-cell table:formula="oooc:=IF([.E40]=0;0;IF([.$H$2]-[.E40]&gt;0;[.$H$2]-[.E40];0))" office:value-type="float" office:value="0">
            <text:p>0</text:p>
          </table:table-cell>
          <table:table-cell table:formula="oooc:=IF([.F40]=0;0;IF([.F40]-[.$H$3]&gt;0;[.F40]-[.$H$3];0))" office:value-type="float" office:value="0">
            <text:p>0</text:p>
          </table:table-cell>
          <table:table-cell table:formula="oooc:=[.J40]+[.I40]" office:value-type="float" office:value="0">
            <text:p>0</text:p>
          </table:table-cell>
          <table:table-cell table:formula="oooc:=[.H40]-[.K40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41]-[.E41]" office:value-type="float" office:value="0">
            <text:p>0</text:p>
          </table:table-cell>
          <table:table-cell table:formula="oooc:=IF([.E41]=0;0;IF([.$H$2]-[.E41]&gt;0;[.$H$2]-[.E41];0))" office:value-type="float" office:value="0">
            <text:p>0</text:p>
          </table:table-cell>
          <table:table-cell table:formula="oooc:=IF([.F41]=0;0;IF([.F41]-[.$H$3]&gt;0;[.F41]-[.$H$3];0))" office:value-type="float" office:value="0">
            <text:p>0</text:p>
          </table:table-cell>
          <table:table-cell table:formula="oooc:=[.J41]+[.I41]" office:value-type="float" office:value="0">
            <text:p>0</text:p>
          </table:table-cell>
          <table:table-cell table:formula="oooc:=[.H41]-[.K41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42]-[.E42]" office:value-type="float" office:value="0">
            <text:p>0</text:p>
          </table:table-cell>
          <table:table-cell table:formula="oooc:=IF([.E42]=0;0;IF([.$H$2]-[.E42]&gt;0;[.$H$2]-[.E42];0))" office:value-type="float" office:value="0">
            <text:p>0</text:p>
          </table:table-cell>
          <table:table-cell table:formula="oooc:=IF([.F42]=0;0;IF([.F42]-[.$H$3]&gt;0;[.F42]-[.$H$3];0))" office:value-type="float" office:value="0">
            <text:p>0</text:p>
          </table:table-cell>
          <table:table-cell table:formula="oooc:=[.J42]+[.I42]" office:value-type="float" office:value="0">
            <text:p>0</text:p>
          </table:table-cell>
          <table:table-cell table:formula="oooc:=[.H42]-[.K42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43]-[.E43]" office:value-type="float" office:value="0">
            <text:p>0</text:p>
          </table:table-cell>
          <table:table-cell table:formula="oooc:=IF([.E43]=0;0;IF([.$H$2]-[.E43]&gt;0;[.$H$2]-[.E43];0))" office:value-type="float" office:value="0">
            <text:p>0</text:p>
          </table:table-cell>
          <table:table-cell table:formula="oooc:=IF([.F43]=0;0;IF([.F43]-[.$H$3]&gt;0;[.F43]-[.$H$3];0))" office:value-type="float" office:value="0">
            <text:p>0</text:p>
          </table:table-cell>
          <table:table-cell table:formula="oooc:=[.J43]+[.I43]" office:value-type="float" office:value="0">
            <text:p>0</text:p>
          </table:table-cell>
          <table:table-cell table:formula="oooc:=[.H43]-[.K43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44]-[.E44]" office:value-type="float" office:value="0">
            <text:p>0</text:p>
          </table:table-cell>
          <table:table-cell table:formula="oooc:=IF([.E44]=0;0;IF([.$H$2]-[.E44]&gt;0;[.$H$2]-[.E44];0))" office:value-type="float" office:value="0">
            <text:p>0</text:p>
          </table:table-cell>
          <table:table-cell table:formula="oooc:=IF([.F44]=0;0;IF([.F44]-[.$H$3]&gt;0;[.F44]-[.$H$3];0))" office:value-type="float" office:value="0">
            <text:p>0</text:p>
          </table:table-cell>
          <table:table-cell table:formula="oooc:=[.J44]+[.I44]" office:value-type="float" office:value="0">
            <text:p>0</text:p>
          </table:table-cell>
          <table:table-cell table:formula="oooc:=[.H44]-[.K44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45]-[.E45]" office:value-type="float" office:value="0">
            <text:p>0</text:p>
          </table:table-cell>
          <table:table-cell table:formula="oooc:=IF([.E45]=0;0;IF([.$H$2]-[.E45]&gt;0;[.$H$2]-[.E45];0))" office:value-type="float" office:value="0">
            <text:p>0</text:p>
          </table:table-cell>
          <table:table-cell table:formula="oooc:=IF([.F45]=0;0;IF([.F45]-[.$H$3]&gt;0;[.F45]-[.$H$3];0))" office:value-type="float" office:value="0">
            <text:p>0</text:p>
          </table:table-cell>
          <table:table-cell table:formula="oooc:=[.J45]+[.I45]" office:value-type="float" office:value="0">
            <text:p>0</text:p>
          </table:table-cell>
          <table:table-cell table:formula="oooc:=[.H45]-[.K45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46]-[.E46]" office:value-type="float" office:value="0">
            <text:p>0</text:p>
          </table:table-cell>
          <table:table-cell table:formula="oooc:=IF([.E46]=0;0;IF([.$H$2]-[.E46]&gt;0;[.$H$2]-[.E46];0))" office:value-type="float" office:value="0">
            <text:p>0</text:p>
          </table:table-cell>
          <table:table-cell table:formula="oooc:=IF([.F46]=0;0;IF([.F46]-[.$H$3]&gt;0;[.F46]-[.$H$3];0))" office:value-type="float" office:value="0">
            <text:p>0</text:p>
          </table:table-cell>
          <table:table-cell table:formula="oooc:=[.J46]+[.I46]" office:value-type="float" office:value="0">
            <text:p>0</text:p>
          </table:table-cell>
          <table:table-cell table:formula="oooc:=[.H46]-[.K46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47]-[.E47]" office:value-type="float" office:value="0">
            <text:p>0</text:p>
          </table:table-cell>
          <table:table-cell table:formula="oooc:=IF([.E47]=0;0;IF([.$H$2]-[.E47]&gt;0;[.$H$2]-[.E47];0))" office:value-type="float" office:value="0">
            <text:p>0</text:p>
          </table:table-cell>
          <table:table-cell table:formula="oooc:=IF([.F47]=0;0;IF([.F47]-[.$H$3]&gt;0;[.F47]-[.$H$3];0))" office:value-type="float" office:value="0">
            <text:p>0</text:p>
          </table:table-cell>
          <table:table-cell table:formula="oooc:=[.J47]+[.I47]" office:value-type="float" office:value="0">
            <text:p>0</text:p>
          </table:table-cell>
          <table:table-cell table:formula="oooc:=[.H47]-[.K47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48]-[.E48]" office:value-type="float" office:value="0">
            <text:p>0</text:p>
          </table:table-cell>
          <table:table-cell table:formula="oooc:=IF([.E48]=0;0;IF([.$H$2]-[.E48]&gt;0;[.$H$2]-[.E48];0))" office:value-type="float" office:value="0">
            <text:p>0</text:p>
          </table:table-cell>
          <table:table-cell table:formula="oooc:=IF([.F48]=0;0;IF([.F48]-[.$H$3]&gt;0;[.F48]-[.$H$3];0))" office:value-type="float" office:value="0">
            <text:p>0</text:p>
          </table:table-cell>
          <table:table-cell table:formula="oooc:=[.J48]+[.I48]" office:value-type="float" office:value="0">
            <text:p>0</text:p>
          </table:table-cell>
          <table:table-cell table:formula="oooc:=[.H48]-[.K48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49]-[.E49]" office:value-type="float" office:value="0">
            <text:p>0</text:p>
          </table:table-cell>
          <table:table-cell table:formula="oooc:=IF([.E49]=0;0;IF([.$H$2]-[.E49]&gt;0;[.$H$2]-[.E49];0))" office:value-type="float" office:value="0">
            <text:p>0</text:p>
          </table:table-cell>
          <table:table-cell table:formula="oooc:=IF([.F49]=0;0;IF([.F49]-[.$H$3]&gt;0;[.F49]-[.$H$3];0))" office:value-type="float" office:value="0">
            <text:p>0</text:p>
          </table:table-cell>
          <table:table-cell table:formula="oooc:=[.J49]+[.I49]" office:value-type="float" office:value="0">
            <text:p>0</text:p>
          </table:table-cell>
          <table:table-cell table:formula="oooc:=[.H49]-[.K49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50]-[.E50]" office:value-type="float" office:value="0">
            <text:p>0</text:p>
          </table:table-cell>
          <table:table-cell table:formula="oooc:=IF([.E50]=0;0;IF([.$H$2]-[.E50]&gt;0;[.$H$2]-[.E50];0))" office:value-type="float" office:value="0">
            <text:p>0</text:p>
          </table:table-cell>
          <table:table-cell table:formula="oooc:=IF([.F50]=0;0;IF([.F50]-[.$H$3]&gt;0;[.F50]-[.$H$3];0))" office:value-type="float" office:value="0">
            <text:p>0</text:p>
          </table:table-cell>
          <table:table-cell table:formula="oooc:=[.J50]+[.I50]" office:value-type="float" office:value="0">
            <text:p>0</text:p>
          </table:table-cell>
          <table:table-cell table:formula="oooc:=[.H50]-[.K50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51]-[.E51]" office:value-type="float" office:value="0">
            <text:p>0</text:p>
          </table:table-cell>
          <table:table-cell table:formula="oooc:=IF([.E51]=0;0;IF([.$H$2]-[.E51]&gt;0;[.$H$2]-[.E51];0))" office:value-type="float" office:value="0">
            <text:p>0</text:p>
          </table:table-cell>
          <table:table-cell table:formula="oooc:=IF([.F51]=0;0;IF([.F51]-[.$H$3]&gt;0;[.F51]-[.$H$3];0))" office:value-type="float" office:value="0">
            <text:p>0</text:p>
          </table:table-cell>
          <table:table-cell table:formula="oooc:=[.J51]+[.I51]" office:value-type="float" office:value="0">
            <text:p>0</text:p>
          </table:table-cell>
          <table:table-cell table:formula="oooc:=[.H51]-[.K51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52]-[.E52]" office:value-type="float" office:value="0">
            <text:p>0</text:p>
          </table:table-cell>
          <table:table-cell table:formula="oooc:=IF([.E52]=0;0;IF([.$H$2]-[.E52]&gt;0;[.$H$2]-[.E52];0))" office:value-type="float" office:value="0">
            <text:p>0</text:p>
          </table:table-cell>
          <table:table-cell table:formula="oooc:=IF([.F52]=0;0;IF([.F52]-[.$H$3]&gt;0;[.F52]-[.$H$3];0))" office:value-type="float" office:value="0">
            <text:p>0</text:p>
          </table:table-cell>
          <table:table-cell table:formula="oooc:=[.J52]+[.I52]" office:value-type="float" office:value="0">
            <text:p>0</text:p>
          </table:table-cell>
          <table:table-cell table:formula="oooc:=[.H52]-[.K52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53]-[.E53]" office:value-type="float" office:value="0">
            <text:p>0</text:p>
          </table:table-cell>
          <table:table-cell table:formula="oooc:=IF([.E53]=0;0;IF([.$H$2]-[.E53]&gt;0;[.$H$2]-[.E53];0))" office:value-type="float" office:value="0">
            <text:p>0</text:p>
          </table:table-cell>
          <table:table-cell table:formula="oooc:=IF([.F53]=0;0;IF([.F53]-[.$H$3]&gt;0;[.F53]-[.$H$3];0))" office:value-type="float" office:value="0">
            <text:p>0</text:p>
          </table:table-cell>
          <table:table-cell table:formula="oooc:=[.J53]+[.I53]" office:value-type="float" office:value="0">
            <text:p>0</text:p>
          </table:table-cell>
          <table:table-cell table:formula="oooc:=[.H53]-[.K53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54]-[.E54]" office:value-type="float" office:value="0">
            <text:p>0</text:p>
          </table:table-cell>
          <table:table-cell table:formula="oooc:=IF([.E54]=0;0;IF([.$H$2]-[.E54]&gt;0;[.$H$2]-[.E54];0))" office:value-type="float" office:value="0">
            <text:p>0</text:p>
          </table:table-cell>
          <table:table-cell table:formula="oooc:=IF([.F54]=0;0;IF([.F54]-[.$H$3]&gt;0;[.F54]-[.$H$3];0))" office:value-type="float" office:value="0">
            <text:p>0</text:p>
          </table:table-cell>
          <table:table-cell table:formula="oooc:=[.J54]+[.I54]" office:value-type="float" office:value="0">
            <text:p>0</text:p>
          </table:table-cell>
          <table:table-cell table:formula="oooc:=[.H54]-[.K54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55]-[.E55]" office:value-type="float" office:value="0">
            <text:p>0</text:p>
          </table:table-cell>
          <table:table-cell table:formula="oooc:=IF([.E55]=0;0;IF([.$H$2]-[.E55]&gt;0;[.$H$2]-[.E55];0))" office:value-type="float" office:value="0">
            <text:p>0</text:p>
          </table:table-cell>
          <table:table-cell table:formula="oooc:=IF([.F55]=0;0;IF([.F55]-[.$H$3]&gt;0;[.F55]-[.$H$3];0))" office:value-type="float" office:value="0">
            <text:p>0</text:p>
          </table:table-cell>
          <table:table-cell table:formula="oooc:=[.J55]+[.I55]" office:value-type="float" office:value="0">
            <text:p>0</text:p>
          </table:table-cell>
          <table:table-cell table:formula="oooc:=[.H55]-[.K55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56]-[.E56]" office:value-type="float" office:value="0">
            <text:p>0</text:p>
          </table:table-cell>
          <table:table-cell table:formula="oooc:=IF([.E56]=0;0;IF([.$H$2]-[.E56]&gt;0;[.$H$2]-[.E56];0))" office:value-type="float" office:value="0">
            <text:p>0</text:p>
          </table:table-cell>
          <table:table-cell table:formula="oooc:=IF([.F56]=0;0;IF([.F56]-[.$H$3]&gt;0;[.F56]-[.$H$3];0))" office:value-type="float" office:value="0">
            <text:p>0</text:p>
          </table:table-cell>
          <table:table-cell table:formula="oooc:=[.J56]+[.I56]" office:value-type="float" office:value="0">
            <text:p>0</text:p>
          </table:table-cell>
          <table:table-cell table:formula="oooc:=[.H56]-[.K56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57]-[.E57]" office:value-type="float" office:value="0">
            <text:p>0</text:p>
          </table:table-cell>
          <table:table-cell table:formula="oooc:=IF([.E57]=0;0;IF([.$H$2]-[.E57]&gt;0;[.$H$2]-[.E57];0))" office:value-type="float" office:value="0">
            <text:p>0</text:p>
          </table:table-cell>
          <table:table-cell table:formula="oooc:=IF([.F57]=0;0;IF([.F57]-[.$H$3]&gt;0;[.F57]-[.$H$3];0))" office:value-type="float" office:value="0">
            <text:p>0</text:p>
          </table:table-cell>
          <table:table-cell table:formula="oooc:=[.J57]+[.I57]" office:value-type="float" office:value="0">
            <text:p>0</text:p>
          </table:table-cell>
          <table:table-cell table:formula="oooc:=[.H57]-[.K57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58]-[.E58]" office:value-type="float" office:value="0">
            <text:p>0</text:p>
          </table:table-cell>
          <table:table-cell table:formula="oooc:=IF([.E58]=0;0;IF([.$H$2]-[.E58]&gt;0;[.$H$2]-[.E58];0))" office:value-type="float" office:value="0">
            <text:p>0</text:p>
          </table:table-cell>
          <table:table-cell table:formula="oooc:=IF([.F58]=0;0;IF([.F58]-[.$H$3]&gt;0;[.F58]-[.$H$3];0))" office:value-type="float" office:value="0">
            <text:p>0</text:p>
          </table:table-cell>
          <table:table-cell table:formula="oooc:=[.J58]+[.I58]" office:value-type="float" office:value="0">
            <text:p>0</text:p>
          </table:table-cell>
          <table:table-cell table:formula="oooc:=[.H58]-[.K58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59]-[.E59]" office:value-type="float" office:value="0">
            <text:p>0</text:p>
          </table:table-cell>
          <table:table-cell table:formula="oooc:=IF([.E59]=0;0;IF([.$H$2]-[.E59]&gt;0;[.$H$2]-[.E59];0))" office:value-type="float" office:value="0">
            <text:p>0</text:p>
          </table:table-cell>
          <table:table-cell table:formula="oooc:=IF([.F59]=0;0;IF([.F59]-[.$H$3]&gt;0;[.F59]-[.$H$3];0))" office:value-type="float" office:value="0">
            <text:p>0</text:p>
          </table:table-cell>
          <table:table-cell table:formula="oooc:=[.J59]+[.I59]" office:value-type="float" office:value="0">
            <text:p>0</text:p>
          </table:table-cell>
          <table:table-cell table:formula="oooc:=[.H59]-[.K59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60]-[.E60]" office:value-type="float" office:value="0">
            <text:p>0</text:p>
          </table:table-cell>
          <table:table-cell table:formula="oooc:=IF([.E60]=0;0;IF([.$H$2]-[.E60]&gt;0;[.$H$2]-[.E60];0))" office:value-type="float" office:value="0">
            <text:p>0</text:p>
          </table:table-cell>
          <table:table-cell table:formula="oooc:=IF([.F60]=0;0;IF([.F60]-[.$H$3]&gt;0;[.F60]-[.$H$3];0))" office:value-type="float" office:value="0">
            <text:p>0</text:p>
          </table:table-cell>
          <table:table-cell table:formula="oooc:=[.J60]+[.I60]" office:value-type="float" office:value="0">
            <text:p>0</text:p>
          </table:table-cell>
          <table:table-cell table:formula="oooc:=[.H60]-[.K60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61]-[.E61]" office:value-type="float" office:value="0">
            <text:p>0</text:p>
          </table:table-cell>
          <table:table-cell table:formula="oooc:=IF([.E61]=0;0;IF([.$H$2]-[.E61]&gt;0;[.$H$2]-[.E61];0))" office:value-type="float" office:value="0">
            <text:p>0</text:p>
          </table:table-cell>
          <table:table-cell table:formula="oooc:=IF([.F61]=0;0;IF([.F61]-[.$H$3]&gt;0;[.F61]-[.$H$3];0))" office:value-type="float" office:value="0">
            <text:p>0</text:p>
          </table:table-cell>
          <table:table-cell table:formula="oooc:=[.J61]+[.I61]" office:value-type="float" office:value="0">
            <text:p>0</text:p>
          </table:table-cell>
          <table:table-cell table:formula="oooc:=[.H61]-[.K61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62]-[.E62]" office:value-type="float" office:value="0">
            <text:p>0</text:p>
          </table:table-cell>
          <table:table-cell table:formula="oooc:=IF([.E62]=0;0;IF([.$H$2]-[.E62]&gt;0;[.$H$2]-[.E62];0))" office:value-type="float" office:value="0">
            <text:p>0</text:p>
          </table:table-cell>
          <table:table-cell table:formula="oooc:=IF([.F62]=0;0;IF([.F62]-[.$H$3]&gt;0;[.F62]-[.$H$3];0))" office:value-type="float" office:value="0">
            <text:p>0</text:p>
          </table:table-cell>
          <table:table-cell table:formula="oooc:=[.J62]+[.I62]" office:value-type="float" office:value="0">
            <text:p>0</text:p>
          </table:table-cell>
          <table:table-cell table:formula="oooc:=[.H62]-[.K62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63]-[.E63]" office:value-type="float" office:value="0">
            <text:p>0</text:p>
          </table:table-cell>
          <table:table-cell table:formula="oooc:=IF([.E63]=0;0;IF([.$H$2]-[.E63]&gt;0;[.$H$2]-[.E63];0))" office:value-type="float" office:value="0">
            <text:p>0</text:p>
          </table:table-cell>
          <table:table-cell table:formula="oooc:=IF([.F63]=0;0;IF([.F63]-[.$H$3]&gt;0;[.F63]-[.$H$3];0))" office:value-type="float" office:value="0">
            <text:p>0</text:p>
          </table:table-cell>
          <table:table-cell table:formula="oooc:=[.J63]+[.I63]" office:value-type="float" office:value="0">
            <text:p>0</text:p>
          </table:table-cell>
          <table:table-cell table:formula="oooc:=[.H63]-[.K63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64]-[.E64]" office:value-type="float" office:value="0">
            <text:p>0</text:p>
          </table:table-cell>
          <table:table-cell table:formula="oooc:=IF([.E64]=0;0;IF([.$H$2]-[.E64]&gt;0;[.$H$2]-[.E64];0))" office:value-type="float" office:value="0">
            <text:p>0</text:p>
          </table:table-cell>
          <table:table-cell table:formula="oooc:=IF([.F64]=0;0;IF([.F64]-[.$H$3]&gt;0;[.F64]-[.$H$3];0))" office:value-type="float" office:value="0">
            <text:p>0</text:p>
          </table:table-cell>
          <table:table-cell table:formula="oooc:=[.J64]+[.I64]" office:value-type="float" office:value="0">
            <text:p>0</text:p>
          </table:table-cell>
          <table:table-cell table:formula="oooc:=[.H64]-[.K64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65]-[.E65]" office:value-type="float" office:value="0">
            <text:p>0</text:p>
          </table:table-cell>
          <table:table-cell table:formula="oooc:=IF([.E65]=0;0;IF([.$H$2]-[.E65]&gt;0;[.$H$2]-[.E65];0))" office:value-type="float" office:value="0">
            <text:p>0</text:p>
          </table:table-cell>
          <table:table-cell table:formula="oooc:=IF([.F65]=0;0;IF([.F65]-[.$H$3]&gt;0;[.F65]-[.$H$3];0))" office:value-type="float" office:value="0">
            <text:p>0</text:p>
          </table:table-cell>
          <table:table-cell table:formula="oooc:=[.J65]+[.I65]" office:value-type="float" office:value="0">
            <text:p>0</text:p>
          </table:table-cell>
          <table:table-cell table:formula="oooc:=[.H65]-[.K65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66]-[.E66]" office:value-type="float" office:value="0">
            <text:p>0</text:p>
          </table:table-cell>
          <table:table-cell table:formula="oooc:=IF([.E66]=0;0;IF([.$H$2]-[.E66]&gt;0;[.$H$2]-[.E66];0))" office:value-type="float" office:value="0">
            <text:p>0</text:p>
          </table:table-cell>
          <table:table-cell table:formula="oooc:=IF([.F66]=0;0;IF([.F66]-[.$H$3]&gt;0;[.F66]-[.$H$3];0))" office:value-type="float" office:value="0">
            <text:p>0</text:p>
          </table:table-cell>
          <table:table-cell table:formula="oooc:=[.J66]+[.I66]" office:value-type="float" office:value="0">
            <text:p>0</text:p>
          </table:table-cell>
          <table:table-cell table:formula="oooc:=[.H66]-[.K66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67]-[.E67]" office:value-type="float" office:value="0">
            <text:p>0</text:p>
          </table:table-cell>
          <table:table-cell table:formula="oooc:=IF([.E67]=0;0;IF([.$H$2]-[.E67]&gt;0;[.$H$2]-[.E67];0))" office:value-type="float" office:value="0">
            <text:p>0</text:p>
          </table:table-cell>
          <table:table-cell table:formula="oooc:=IF([.F67]=0;0;IF([.F67]-[.$H$3]&gt;0;[.F67]-[.$H$3];0))" office:value-type="float" office:value="0">
            <text:p>0</text:p>
          </table:table-cell>
          <table:table-cell table:formula="oooc:=[.J67]+[.I67]" office:value-type="float" office:value="0">
            <text:p>0</text:p>
          </table:table-cell>
          <table:table-cell table:formula="oooc:=[.H67]-[.K67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68]-[.E68]" office:value-type="float" office:value="0">
            <text:p>0</text:p>
          </table:table-cell>
          <table:table-cell table:formula="oooc:=IF([.E68]=0;0;IF([.$H$2]-[.E68]&gt;0;[.$H$2]-[.E68];0))" office:value-type="float" office:value="0">
            <text:p>0</text:p>
          </table:table-cell>
          <table:table-cell table:formula="oooc:=IF([.F68]=0;0;IF([.F68]-[.$H$3]&gt;0;[.F68]-[.$H$3];0))" office:value-type="float" office:value="0">
            <text:p>0</text:p>
          </table:table-cell>
          <table:table-cell table:formula="oooc:=[.J68]+[.I68]" office:value-type="float" office:value="0">
            <text:p>0</text:p>
          </table:table-cell>
          <table:table-cell table:formula="oooc:=[.H68]-[.K68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69]-[.E69]" office:value-type="float" office:value="0">
            <text:p>0</text:p>
          </table:table-cell>
          <table:table-cell table:formula="oooc:=IF([.E69]=0;0;IF([.$H$2]-[.E69]&gt;0;[.$H$2]-[.E69];0))" office:value-type="float" office:value="0">
            <text:p>0</text:p>
          </table:table-cell>
          <table:table-cell table:formula="oooc:=IF([.F69]=0;0;IF([.F69]-[.$H$3]&gt;0;[.F69]-[.$H$3];0))" office:value-type="float" office:value="0">
            <text:p>0</text:p>
          </table:table-cell>
          <table:table-cell table:formula="oooc:=[.J69]+[.I69]" office:value-type="float" office:value="0">
            <text:p>0</text:p>
          </table:table-cell>
          <table:table-cell table:formula="oooc:=[.H69]-[.K69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70]-[.E70]" office:value-type="float" office:value="0">
            <text:p>0</text:p>
          </table:table-cell>
          <table:table-cell table:formula="oooc:=IF([.E70]=0;0;IF([.$H$2]-[.E70]&gt;0;[.$H$2]-[.E70];0))" office:value-type="float" office:value="0">
            <text:p>0</text:p>
          </table:table-cell>
          <table:table-cell table:formula="oooc:=IF([.F70]=0;0;IF([.F70]-[.$H$3]&gt;0;[.F70]-[.$H$3];0))" office:value-type="float" office:value="0">
            <text:p>0</text:p>
          </table:table-cell>
          <table:table-cell table:formula="oooc:=[.J70]+[.I70]" office:value-type="float" office:value="0">
            <text:p>0</text:p>
          </table:table-cell>
          <table:table-cell table:formula="oooc:=[.H70]-[.K70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71]-[.E71]" office:value-type="float" office:value="0">
            <text:p>0</text:p>
          </table:table-cell>
          <table:table-cell table:formula="oooc:=IF([.E71]=0;0;IF([.$H$2]-[.E71]&gt;0;[.$H$2]-[.E71];0))" office:value-type="float" office:value="0">
            <text:p>0</text:p>
          </table:table-cell>
          <table:table-cell table:formula="oooc:=IF([.F71]=0;0;IF([.F71]-[.$H$3]&gt;0;[.F71]-[.$H$3];0))" office:value-type="float" office:value="0">
            <text:p>0</text:p>
          </table:table-cell>
          <table:table-cell table:formula="oooc:=[.J71]+[.I71]" office:value-type="float" office:value="0">
            <text:p>0</text:p>
          </table:table-cell>
          <table:table-cell table:formula="oooc:=[.H71]-[.K71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72]-[.E72]" office:value-type="float" office:value="0">
            <text:p>0</text:p>
          </table:table-cell>
          <table:table-cell table:formula="oooc:=IF([.E72]=0;0;IF([.$H$2]-[.E72]&gt;0;[.$H$2]-[.E72];0))" office:value-type="float" office:value="0">
            <text:p>0</text:p>
          </table:table-cell>
          <table:table-cell table:formula="oooc:=IF([.F72]=0;0;IF([.F72]-[.$H$3]&gt;0;[.F72]-[.$H$3];0))" office:value-type="float" office:value="0">
            <text:p>0</text:p>
          </table:table-cell>
          <table:table-cell table:formula="oooc:=[.J72]+[.I72]" office:value-type="float" office:value="0">
            <text:p>0</text:p>
          </table:table-cell>
          <table:table-cell table:formula="oooc:=[.H72]-[.K72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73]-[.E73]" office:value-type="float" office:value="0">
            <text:p>0</text:p>
          </table:table-cell>
          <table:table-cell table:formula="oooc:=IF([.E73]=0;0;IF([.$H$2]-[.E73]&gt;0;[.$H$2]-[.E73];0))" office:value-type="float" office:value="0">
            <text:p>0</text:p>
          </table:table-cell>
          <table:table-cell table:formula="oooc:=IF([.F73]=0;0;IF([.F73]-[.$H$3]&gt;0;[.F73]-[.$H$3];0))" office:value-type="float" office:value="0">
            <text:p>0</text:p>
          </table:table-cell>
          <table:table-cell table:formula="oooc:=[.J73]+[.I73]" office:value-type="float" office:value="0">
            <text:p>0</text:p>
          </table:table-cell>
          <table:table-cell table:formula="oooc:=[.H73]-[.K73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74]-[.E74]" office:value-type="float" office:value="0">
            <text:p>0</text:p>
          </table:table-cell>
          <table:table-cell table:formula="oooc:=IF([.E74]=0;0;IF([.$H$2]-[.E74]&gt;0;[.$H$2]-[.E74];0))" office:value-type="float" office:value="0">
            <text:p>0</text:p>
          </table:table-cell>
          <table:table-cell table:formula="oooc:=IF([.F74]=0;0;IF([.F74]-[.$H$3]&gt;0;[.F74]-[.$H$3];0))" office:value-type="float" office:value="0">
            <text:p>0</text:p>
          </table:table-cell>
          <table:table-cell table:formula="oooc:=[.J74]+[.I74]" office:value-type="float" office:value="0">
            <text:p>0</text:p>
          </table:table-cell>
          <table:table-cell table:formula="oooc:=[.H74]-[.K74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75]-[.E75]" office:value-type="float" office:value="0">
            <text:p>0</text:p>
          </table:table-cell>
          <table:table-cell table:formula="oooc:=IF([.E75]=0;0;IF([.$H$2]-[.E75]&gt;0;[.$H$2]-[.E75];0))" office:value-type="float" office:value="0">
            <text:p>0</text:p>
          </table:table-cell>
          <table:table-cell table:formula="oooc:=IF([.F75]=0;0;IF([.F75]-[.$H$3]&gt;0;[.F75]-[.$H$3];0))" office:value-type="float" office:value="0">
            <text:p>0</text:p>
          </table:table-cell>
          <table:table-cell table:formula="oooc:=[.J75]+[.I75]" office:value-type="float" office:value="0">
            <text:p>0</text:p>
          </table:table-cell>
          <table:table-cell table:formula="oooc:=[.H75]-[.K75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76]-[.E76]" office:value-type="float" office:value="0">
            <text:p>0</text:p>
          </table:table-cell>
          <table:table-cell table:formula="oooc:=IF([.E76]=0;0;IF([.$H$2]-[.E76]&gt;0;[.$H$2]-[.E76];0))" office:value-type="float" office:value="0">
            <text:p>0</text:p>
          </table:table-cell>
          <table:table-cell table:formula="oooc:=IF([.F76]=0;0;IF([.F76]-[.$H$3]&gt;0;[.F76]-[.$H$3];0))" office:value-type="float" office:value="0">
            <text:p>0</text:p>
          </table:table-cell>
          <table:table-cell table:formula="oooc:=[.J76]+[.I76]" office:value-type="float" office:value="0">
            <text:p>0</text:p>
          </table:table-cell>
          <table:table-cell table:formula="oooc:=[.H76]-[.K76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77]-[.E77]" office:value-type="float" office:value="0">
            <text:p>0</text:p>
          </table:table-cell>
          <table:table-cell table:formula="oooc:=IF([.E77]=0;0;IF([.$H$2]-[.E77]&gt;0;[.$H$2]-[.E77];0))" office:value-type="float" office:value="0">
            <text:p>0</text:p>
          </table:table-cell>
          <table:table-cell table:formula="oooc:=IF([.F77]=0;0;IF([.F77]-[.$H$3]&gt;0;[.F77]-[.$H$3];0))" office:value-type="float" office:value="0">
            <text:p>0</text:p>
          </table:table-cell>
          <table:table-cell table:formula="oooc:=[.J77]+[.I77]" office:value-type="float" office:value="0">
            <text:p>0</text:p>
          </table:table-cell>
          <table:table-cell table:formula="oooc:=[.H77]-[.K77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78]-[.E78]" office:value-type="float" office:value="0">
            <text:p>0</text:p>
          </table:table-cell>
          <table:table-cell table:formula="oooc:=IF([.E78]=0;0;IF([.$H$2]-[.E78]&gt;0;[.$H$2]-[.E78];0))" office:value-type="float" office:value="0">
            <text:p>0</text:p>
          </table:table-cell>
          <table:table-cell table:formula="oooc:=IF([.F78]=0;0;IF([.F78]-[.$H$3]&gt;0;[.F78]-[.$H$3];0))" office:value-type="float" office:value="0">
            <text:p>0</text:p>
          </table:table-cell>
          <table:table-cell table:formula="oooc:=[.J78]+[.I78]" office:value-type="float" office:value="0">
            <text:p>0</text:p>
          </table:table-cell>
          <table:table-cell table:formula="oooc:=[.H78]-[.K78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79]-[.E79]" office:value-type="float" office:value="0">
            <text:p>0</text:p>
          </table:table-cell>
          <table:table-cell table:formula="oooc:=IF([.E79]=0;0;IF([.$H$2]-[.E79]&gt;0;[.$H$2]-[.E79];0))" office:value-type="float" office:value="0">
            <text:p>0</text:p>
          </table:table-cell>
          <table:table-cell table:formula="oooc:=IF([.F79]=0;0;IF([.F79]-[.$H$3]&gt;0;[.F79]-[.$H$3];0))" office:value-type="float" office:value="0">
            <text:p>0</text:p>
          </table:table-cell>
          <table:table-cell table:formula="oooc:=[.J79]+[.I79]" office:value-type="float" office:value="0">
            <text:p>0</text:p>
          </table:table-cell>
          <table:table-cell table:formula="oooc:=[.H79]-[.K79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80]-[.E80]" office:value-type="float" office:value="0">
            <text:p>0</text:p>
          </table:table-cell>
          <table:table-cell table:formula="oooc:=IF([.E80]=0;0;IF([.$H$2]-[.E80]&gt;0;[.$H$2]-[.E80];0))" office:value-type="float" office:value="0">
            <text:p>0</text:p>
          </table:table-cell>
          <table:table-cell table:formula="oooc:=IF([.F80]=0;0;IF([.F80]-[.$H$3]&gt;0;[.F80]-[.$H$3];0))" office:value-type="float" office:value="0">
            <text:p>0</text:p>
          </table:table-cell>
          <table:table-cell table:formula="oooc:=[.J80]+[.I80]" office:value-type="float" office:value="0">
            <text:p>0</text:p>
          </table:table-cell>
          <table:table-cell table:formula="oooc:=[.H80]-[.K80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81]-[.E81]" office:value-type="float" office:value="0">
            <text:p>0</text:p>
          </table:table-cell>
          <table:table-cell table:formula="oooc:=IF([.E81]=0;0;IF([.$H$2]-[.E81]&gt;0;[.$H$2]-[.E81];0))" office:value-type="float" office:value="0">
            <text:p>0</text:p>
          </table:table-cell>
          <table:table-cell table:formula="oooc:=IF([.F81]=0;0;IF([.F81]-[.$H$3]&gt;0;[.F81]-[.$H$3];0))" office:value-type="float" office:value="0">
            <text:p>0</text:p>
          </table:table-cell>
          <table:table-cell table:formula="oooc:=[.J81]+[.I81]" office:value-type="float" office:value="0">
            <text:p>0</text:p>
          </table:table-cell>
          <table:table-cell table:formula="oooc:=[.H81]-[.K81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82]-[.E82]" office:value-type="float" office:value="0">
            <text:p>0</text:p>
          </table:table-cell>
          <table:table-cell table:formula="oooc:=IF([.E82]=0;0;IF([.$H$2]-[.E82]&gt;0;[.$H$2]-[.E82];0))" office:value-type="float" office:value="0">
            <text:p>0</text:p>
          </table:table-cell>
          <table:table-cell table:formula="oooc:=IF([.F82]=0;0;IF([.F82]-[.$H$3]&gt;0;[.F82]-[.$H$3];0))" office:value-type="float" office:value="0">
            <text:p>0</text:p>
          </table:table-cell>
          <table:table-cell table:formula="oooc:=[.J82]+[.I82]" office:value-type="float" office:value="0">
            <text:p>0</text:p>
          </table:table-cell>
          <table:table-cell table:formula="oooc:=[.H82]-[.K82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83]-[.E83]" office:value-type="float" office:value="0">
            <text:p>0</text:p>
          </table:table-cell>
          <table:table-cell table:formula="oooc:=IF([.E83]=0;0;IF([.$H$2]-[.E83]&gt;0;[.$H$2]-[.E83];0))" office:value-type="float" office:value="0">
            <text:p>0</text:p>
          </table:table-cell>
          <table:table-cell table:formula="oooc:=IF([.F83]=0;0;IF([.F83]-[.$H$3]&gt;0;[.F83]-[.$H$3];0))" office:value-type="float" office:value="0">
            <text:p>0</text:p>
          </table:table-cell>
          <table:table-cell table:formula="oooc:=[.J83]+[.I83]" office:value-type="float" office:value="0">
            <text:p>0</text:p>
          </table:table-cell>
          <table:table-cell table:formula="oooc:=[.H83]-[.K83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84]-[.E84]" office:value-type="float" office:value="0">
            <text:p>0</text:p>
          </table:table-cell>
          <table:table-cell table:formula="oooc:=IF([.E84]=0;0;IF([.$H$2]-[.E84]&gt;0;[.$H$2]-[.E84];0))" office:value-type="float" office:value="0">
            <text:p>0</text:p>
          </table:table-cell>
          <table:table-cell table:formula="oooc:=IF([.F84]=0;0;IF([.F84]-[.$H$3]&gt;0;[.F84]-[.$H$3];0))" office:value-type="float" office:value="0">
            <text:p>0</text:p>
          </table:table-cell>
          <table:table-cell table:formula="oooc:=[.J84]+[.I84]" office:value-type="float" office:value="0">
            <text:p>0</text:p>
          </table:table-cell>
          <table:table-cell table:formula="oooc:=[.H84]-[.K84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85]-[.E85]" office:value-type="float" office:value="0">
            <text:p>0</text:p>
          </table:table-cell>
          <table:table-cell table:formula="oooc:=IF([.E85]=0;0;IF([.$H$2]-[.E85]&gt;0;[.$H$2]-[.E85];0))" office:value-type="float" office:value="0">
            <text:p>0</text:p>
          </table:table-cell>
          <table:table-cell table:formula="oooc:=IF([.F85]=0;0;IF([.F85]-[.$H$3]&gt;0;[.F85]-[.$H$3];0))" office:value-type="float" office:value="0">
            <text:p>0</text:p>
          </table:table-cell>
          <table:table-cell table:formula="oooc:=[.J85]+[.I85]" office:value-type="float" office:value="0">
            <text:p>0</text:p>
          </table:table-cell>
          <table:table-cell table:formula="oooc:=[.H85]-[.K85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86]-[.E86]" office:value-type="float" office:value="0">
            <text:p>0</text:p>
          </table:table-cell>
          <table:table-cell table:formula="oooc:=IF([.E86]=0;0;IF([.$H$2]-[.E86]&gt;0;[.$H$2]-[.E86];0))" office:value-type="float" office:value="0">
            <text:p>0</text:p>
          </table:table-cell>
          <table:table-cell table:formula="oooc:=IF([.F86]=0;0;IF([.F86]-[.$H$3]&gt;0;[.F86]-[.$H$3];0))" office:value-type="float" office:value="0">
            <text:p>0</text:p>
          </table:table-cell>
          <table:table-cell table:formula="oooc:=[.J86]+[.I86]" office:value-type="float" office:value="0">
            <text:p>0</text:p>
          </table:table-cell>
          <table:table-cell table:formula="oooc:=[.H86]-[.K86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87]-[.E87]" office:value-type="float" office:value="0">
            <text:p>0</text:p>
          </table:table-cell>
          <table:table-cell table:formula="oooc:=IF([.E87]=0;0;IF([.$H$2]-[.E87]&gt;0;[.$H$2]-[.E87];0))" office:value-type="float" office:value="0">
            <text:p>0</text:p>
          </table:table-cell>
          <table:table-cell table:formula="oooc:=IF([.F87]=0;0;IF([.F87]-[.$H$3]&gt;0;[.F87]-[.$H$3];0))" office:value-type="float" office:value="0">
            <text:p>0</text:p>
          </table:table-cell>
          <table:table-cell table:formula="oooc:=[.J87]+[.I87]" office:value-type="float" office:value="0">
            <text:p>0</text:p>
          </table:table-cell>
          <table:table-cell table:formula="oooc:=[.H87]-[.K87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88]-[.E88]" office:value-type="float" office:value="0">
            <text:p>0</text:p>
          </table:table-cell>
          <table:table-cell table:formula="oooc:=IF([.E88]=0;0;IF([.$H$2]-[.E88]&gt;0;[.$H$2]-[.E88];0))" office:value-type="float" office:value="0">
            <text:p>0</text:p>
          </table:table-cell>
          <table:table-cell table:formula="oooc:=IF([.F88]=0;0;IF([.F88]-[.$H$3]&gt;0;[.F88]-[.$H$3];0))" office:value-type="float" office:value="0">
            <text:p>0</text:p>
          </table:table-cell>
          <table:table-cell table:formula="oooc:=[.J88]+[.I88]" office:value-type="float" office:value="0">
            <text:p>0</text:p>
          </table:table-cell>
          <table:table-cell table:formula="oooc:=[.H88]-[.K88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89]-[.E89]" office:value-type="float" office:value="0">
            <text:p>0</text:p>
          </table:table-cell>
          <table:table-cell table:formula="oooc:=IF([.E89]=0;0;IF([.$H$2]-[.E89]&gt;0;[.$H$2]-[.E89];0))" office:value-type="float" office:value="0">
            <text:p>0</text:p>
          </table:table-cell>
          <table:table-cell table:formula="oooc:=IF([.F89]=0;0;IF([.F89]-[.$H$3]&gt;0;[.F89]-[.$H$3];0))" office:value-type="float" office:value="0">
            <text:p>0</text:p>
          </table:table-cell>
          <table:table-cell table:formula="oooc:=[.J89]+[.I89]" office:value-type="float" office:value="0">
            <text:p>0</text:p>
          </table:table-cell>
          <table:table-cell table:formula="oooc:=[.H89]-[.K89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90]-[.E90]" office:value-type="float" office:value="0">
            <text:p>0</text:p>
          </table:table-cell>
          <table:table-cell table:formula="oooc:=IF([.E90]=0;0;IF([.$H$2]-[.E90]&gt;0;[.$H$2]-[.E90];0))" office:value-type="float" office:value="0">
            <text:p>0</text:p>
          </table:table-cell>
          <table:table-cell table:formula="oooc:=IF([.F90]=0;0;IF([.F90]-[.$H$3]&gt;0;[.F90]-[.$H$3];0))" office:value-type="float" office:value="0">
            <text:p>0</text:p>
          </table:table-cell>
          <table:table-cell table:formula="oooc:=[.J90]+[.I90]" office:value-type="float" office:value="0">
            <text:p>0</text:p>
          </table:table-cell>
          <table:table-cell table:formula="oooc:=[.H90]-[.K90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91]-[.E91]" office:value-type="float" office:value="0">
            <text:p>0</text:p>
          </table:table-cell>
          <table:table-cell table:formula="oooc:=IF([.E91]=0;0;IF([.$H$2]-[.E91]&gt;0;[.$H$2]-[.E91];0))" office:value-type="float" office:value="0">
            <text:p>0</text:p>
          </table:table-cell>
          <table:table-cell table:formula="oooc:=IF([.F91]=0;0;IF([.F91]-[.$H$3]&gt;0;[.F91]-[.$H$3];0))" office:value-type="float" office:value="0">
            <text:p>0</text:p>
          </table:table-cell>
          <table:table-cell table:formula="oooc:=[.J91]+[.I91]" office:value-type="float" office:value="0">
            <text:p>0</text:p>
          </table:table-cell>
          <table:table-cell table:formula="oooc:=[.H91]-[.K91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92]-[.E92]" office:value-type="float" office:value="0">
            <text:p>0</text:p>
          </table:table-cell>
          <table:table-cell table:formula="oooc:=IF([.E92]=0;0;IF([.$H$2]-[.E92]&gt;0;[.$H$2]-[.E92];0))" office:value-type="float" office:value="0">
            <text:p>0</text:p>
          </table:table-cell>
          <table:table-cell table:formula="oooc:=IF([.F92]=0;0;IF([.F92]-[.$H$3]&gt;0;[.F92]-[.$H$3];0))" office:value-type="float" office:value="0">
            <text:p>0</text:p>
          </table:table-cell>
          <table:table-cell table:formula="oooc:=[.J92]+[.I92]" office:value-type="float" office:value="0">
            <text:p>0</text:p>
          </table:table-cell>
          <table:table-cell table:formula="oooc:=[.H92]-[.K92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93]-[.E93]" office:value-type="float" office:value="0">
            <text:p>0</text:p>
          </table:table-cell>
          <table:table-cell table:formula="oooc:=IF([.E93]=0;0;IF([.$H$2]-[.E93]&gt;0;[.$H$2]-[.E93];0))" office:value-type="float" office:value="0">
            <text:p>0</text:p>
          </table:table-cell>
          <table:table-cell table:formula="oooc:=IF([.F93]=0;0;IF([.F93]-[.$H$3]&gt;0;[.F93]-[.$H$3];0))" office:value-type="float" office:value="0">
            <text:p>0</text:p>
          </table:table-cell>
          <table:table-cell table:formula="oooc:=[.J93]+[.I93]" office:value-type="float" office:value="0">
            <text:p>0</text:p>
          </table:table-cell>
          <table:table-cell table:formula="oooc:=[.H93]-[.K93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94]-[.E94]" office:value-type="float" office:value="0">
            <text:p>0</text:p>
          </table:table-cell>
          <table:table-cell table:formula="oooc:=IF([.E94]=0;0;IF([.$H$2]-[.E94]&gt;0;[.$H$2]-[.E94];0))" office:value-type="float" office:value="0">
            <text:p>0</text:p>
          </table:table-cell>
          <table:table-cell table:formula="oooc:=IF([.F94]=0;0;IF([.F94]-[.$H$3]&gt;0;[.F94]-[.$H$3];0))" office:value-type="float" office:value="0">
            <text:p>0</text:p>
          </table:table-cell>
          <table:table-cell table:formula="oooc:=[.J94]+[.I94]" office:value-type="float" office:value="0">
            <text:p>0</text:p>
          </table:table-cell>
          <table:table-cell table:formula="oooc:=[.H94]-[.K94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95]-[.E95]" office:value-type="float" office:value="0">
            <text:p>0</text:p>
          </table:table-cell>
          <table:table-cell table:formula="oooc:=IF([.E95]=0;0;IF([.$H$2]-[.E95]&gt;0;[.$H$2]-[.E95];0))" office:value-type="float" office:value="0">
            <text:p>0</text:p>
          </table:table-cell>
          <table:table-cell table:formula="oooc:=IF([.F95]=0;0;IF([.F95]-[.$H$3]&gt;0;[.F95]-[.$H$3];0))" office:value-type="float" office:value="0">
            <text:p>0</text:p>
          </table:table-cell>
          <table:table-cell table:formula="oooc:=[.J95]+[.I95]" office:value-type="float" office:value="0">
            <text:p>0</text:p>
          </table:table-cell>
          <table:table-cell table:formula="oooc:=[.H95]-[.K95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96]-[.E96]" office:value-type="float" office:value="0">
            <text:p>0</text:p>
          </table:table-cell>
          <table:table-cell table:formula="oooc:=IF([.E96]=0;0;IF([.$H$2]-[.E96]&gt;0;[.$H$2]-[.E96];0))" office:value-type="float" office:value="0">
            <text:p>0</text:p>
          </table:table-cell>
          <table:table-cell table:formula="oooc:=IF([.F96]=0;0;IF([.F96]-[.$H$3]&gt;0;[.F96]-[.$H$3];0))" office:value-type="float" office:value="0">
            <text:p>0</text:p>
          </table:table-cell>
          <table:table-cell table:formula="oooc:=[.J96]+[.I96]" office:value-type="float" office:value="0">
            <text:p>0</text:p>
          </table:table-cell>
          <table:table-cell table:formula="oooc:=[.H96]-[.K96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97]-[.E97]" office:value-type="float" office:value="0">
            <text:p>0</text:p>
          </table:table-cell>
          <table:table-cell table:formula="oooc:=IF([.E97]=0;0;IF([.$H$2]-[.E97]&gt;0;[.$H$2]-[.E97];0))" office:value-type="float" office:value="0">
            <text:p>0</text:p>
          </table:table-cell>
          <table:table-cell table:formula="oooc:=IF([.F97]=0;0;IF([.F97]-[.$H$3]&gt;0;[.F97]-[.$H$3];0))" office:value-type="float" office:value="0">
            <text:p>0</text:p>
          </table:table-cell>
          <table:table-cell table:formula="oooc:=[.J97]+[.I97]" office:value-type="float" office:value="0">
            <text:p>0</text:p>
          </table:table-cell>
          <table:table-cell table:formula="oooc:=[.H97]-[.K97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98]-[.E98]" office:value-type="float" office:value="0">
            <text:p>0</text:p>
          </table:table-cell>
          <table:table-cell table:formula="oooc:=IF([.E98]=0;0;IF([.$H$2]-[.E98]&gt;0;[.$H$2]-[.E98];0))" office:value-type="float" office:value="0">
            <text:p>0</text:p>
          </table:table-cell>
          <table:table-cell table:formula="oooc:=IF([.F98]=0;0;IF([.F98]-[.$H$3]&gt;0;[.F98]-[.$H$3];0))" office:value-type="float" office:value="0">
            <text:p>0</text:p>
          </table:table-cell>
          <table:table-cell table:formula="oooc:=[.J98]+[.I98]" office:value-type="float" office:value="0">
            <text:p>0</text:p>
          </table:table-cell>
          <table:table-cell table:formula="oooc:=[.H98]-[.K98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99]-[.E99]" office:value-type="float" office:value="0">
            <text:p>0</text:p>
          </table:table-cell>
          <table:table-cell table:formula="oooc:=IF([.E99]=0;0;IF([.$H$2]-[.E99]&gt;0;[.$H$2]-[.E99];0))" office:value-type="float" office:value="0">
            <text:p>0</text:p>
          </table:table-cell>
          <table:table-cell table:formula="oooc:=IF([.F99]=0;0;IF([.F99]-[.$H$3]&gt;0;[.F99]-[.$H$3];0))" office:value-type="float" office:value="0">
            <text:p>0</text:p>
          </table:table-cell>
          <table:table-cell table:formula="oooc:=[.J99]+[.I99]" office:value-type="float" office:value="0">
            <text:p>0</text:p>
          </table:table-cell>
          <table:table-cell table:formula="oooc:=[.H99]-[.K99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/>
          <table:table-cell/>
          <table:table-cell table:formula="oooc:=[.F100]-[.E100]" office:value-type="float" office:value="0">
            <text:p>0</text:p>
          </table:table-cell>
          <table:table-cell table:formula="oooc:=IF([.E100]=0;0;IF([.$H$2]-[.E100]&gt;0;[.$H$2]-[.E100];0))" office:value-type="float" office:value="0">
            <text:p>0</text:p>
          </table:table-cell>
          <table:table-cell table:formula="oooc:=IF([.F100]=0;0;IF([.F100]-[.$H$3]&gt;0;[.F100]-[.$H$3];0))" office:value-type="float" office:value="0">
            <text:p>0</text:p>
          </table:table-cell>
          <table:table-cell table:formula="oooc:=[.J100]+[.I100]" office:value-type="float" office:value="0">
            <text:p>0</text:p>
          </table:table-cell>
          <table:table-cell table:formula="oooc:=[.H100]-[.K100]" office:value-type="float" office:value="0">
            <text:p>0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8">08/12/2007</text:date>, <text:time>19:1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12-05T20:18:19</meta:creation-date>
    <dc:date>2007-12-08T19:16:28</dc:date>
    <dc:language>fr-FR</dc:language>
    <meta:editing-cycles>16</meta:editing-cycles>
    <meta:editing-duration>PT3H56M39S</meta:editing-duration>
    <meta:user-defined meta:name="Info 1"/>
    <meta:user-defined meta:name="Info 2"/>
    <meta:user-defined meta:name="Info 3"/>
    <meta:user-defined meta:name="Info 4"/>
    <meta:document-statistic meta:table-count="3" meta:cell-count="666"/>
  </office:meta>
</office:document-meta>
</file>